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c676d" officeooo:paragraph-rsid="001c676d"/>
    </style:style>
    <style:style style:name="P2" style:family="paragraph" style:parent-style-name="Standard" style:list-style-name="L1">
      <style:text-properties officeooo:rsid="001c676d" officeooo:paragraph-rsid="001f5b63"/>
    </style:style>
    <style:style style:name="T1" style:family="text">
      <style:text-properties officeooo:rsid="001e391d"/>
    </style:style>
    <style:style style:name="T2" style:family="text">
      <style:text-properties officeooo:rsid="001ec290"/>
    </style:style>
    <style:style style:name="T3" style:family="text">
      <style:text-properties officeooo:rsid="001ed92e"/>
    </style:style>
    <style:style style:name="T4" style:family="text">
      <style:text-properties officeooo:rsid="001f5b63"/>
    </style:style>
    <style:style style:name="T5" style:family="text">
      <style:text-properties officeooo:rsid="002013c7"/>
    </style:style>
    <style:style style:name="T6" style:family="text">
      <style:text-properties officeooo:rsid="0020ce26"/>
    </style:style>
    <style:style style:name="T7" style:family="text">
      <style:text-properties officeooo:rsid="00227974"/>
    </style:style>
    <style:style style:name="T8" style:family="text">
      <style:text-properties officeooo:rsid="0023eda6"/>
    </style:style>
    <style:style style:name="T9" style:family="text">
      <style:text-properties officeooo:rsid="00254c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37151214642669450" text:style-name="L1">
        <text:list-item>
          <text:p text:style-name="P1">Latency tests</text:p>
          <text:list>
            <text:list-item>
              <text:p text:style-name="P1">1,<text:span text:style-name="T1">0</text:span>00,000 Iterations</text:p>
              <text:list>
                <text:list-item>
                  <text:p text:style-name="P1">minimums</text:p>
                  <text:list>
                    <text:list-item>
                      <text:p text:style-name="P1">4</text:p>
                      <text:list>
                        <text:list-item>
                          <text:p text:style-name="P2">ticks: <text:span text:style-name="T1">52227</text:span></text:p>
                        </text:list-item>
                        <text:list-item>
                          <text:p text:style-name="P2">time(us): <text:span text:style-name="T4">16.347051</text:span></text:p>
                        </text:list-item>
                      </text:list>
                    </text:list-item>
                    <text:list-item>
                      <text:p text:style-name="P1">16</text:p>
                      <text:list>
                        <text:list-item>
                          <text:p text:style-name="P2">ticks: <text:span text:style-name="T8">52675</text:span></text:p>
                        </text:list-item>
                        <text:list-item>
                          <text:p text:style-name="P1">time(us): <text:span text:style-name="T8">16.487275</text:span></text:p>
                        </text:list-item>
                      </text:list>
                    </text:list-item>
                    <text:list-item>
                      <text:p text:style-name="P1">64</text:p>
                      <text:list>
                        <text:list-item>
                          <text:p text:style-name="P1">ticks: <text:span text:style-name="T3">55936</text:span></text:p>
                        </text:list-item>
                        <text:list-item>
                          <text:p text:style-name="P2">time(us): <text:span text:style-name="T2">17.507968</text:span></text:p>
                        </text:list-item>
                      </text:list>
                    </text:list-item>
                    <text:list-item>
                      <text:p text:style-name="P1">256</text:p>
                      <text:list>
                        <text:list-item>
                          <text:p text:style-name="P1">ticks: 56854</text:p>
                        </text:list-item>
                        <text:list-item>
                          <text:p text:style-name="P1">time(us): <text:span text:style-name="T2">17.795302</text:span></text:p>
                        </text:list-item>
                      </text:list>
                    </text:list-item>
                    <text:list-item>
                      <text:p text:style-name="P1">1K</text:p>
                      <text:list>
                        <text:list-item>
                          <text:p text:style-name="P1">ticks: <text:span text:style-name="T7">59267</text:span></text:p>
                        </text:list-item>
                        <text:list-item>
                          <text:p text:style-name="P1">time(us): <text:span text:style-name="T7">18.550571</text:span></text:p>
                        </text:list-item>
                      </text:list>
                    </text:list-item>
                    <text:list-item>
                      <text:p text:style-name="P1">4K</text:p>
                      <text:list>
                        <text:list-item>
                          <text:p text:style-name="P1">ticks: <text:span text:style-name="T9">59782</text:span></text:p>
                        </text:list-item>
                        <text:list-item>
                          <text:p text:style-name="P1">time(us): <text:span text:style-name="T9">18.711766</text:span></text:p>
                        </text:list-item>
                      </text:list>
                    </text:list-item>
                    <text:list-item>
                      <text:p text:style-name="P1">16K</text:p>
                      <text:list>
                        <text:list-item>
                          <text:p text:style-name="P1">ticks: <text:span text:style-name="T5">60733</text:span></text:p>
                        </text:list-item>
                        <text:list-item>
                          <text:p text:style-name="P1">time(us): <text:span text:style-name="T5">19.009429</text:span></text:p>
                        </text:list-item>
                      </text:list>
                    </text:list-item>
                    <text:list-item>
                      <text:p text:style-name="P1">64K</text:p>
                      <text:list>
                        <text:list-item>
                          <text:p text:style-name="P1">ticks: <text:span text:style-name="T9">72420</text:span></text:p>
                        </text:list-item>
                        <text:list-item>
                          <text:p text:style-name="P1">time(us): <text:span text:style-name="T9">22.667460</text:span></text:p>
                        </text:list-item>
                      </text:list>
                    </text:list-item>
                    <text:list-item>
                      <text:p text:style-name="P1">256K</text:p>
                      <text:list>
                        <text:list-item>
                          <text:p text:style-name="P1">ticks: </text:p>
                        </text:list-item>
                        <text:list-item>
                          <text:p text:style-name="P1">time(us): </text:p>
                        </text:list-item>
                      </text:list>
                    </text:list-item>
                    <text:list-item>
                      <text:p text:style-name="P1">512K</text:p>
                      <text:list>
                        <text:list-item>
                          <text:p text:style-name="P1">ticks: </text:p>
                        </text:list-item>
                        <text:list-item>
                          <text:p text:style-name="P1">time(us):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19:53:25.937617466</meta:creation-date>
    <meta:generator>LibreOffice/4.2.8.2$Linux_X86_64 LibreOffice_project/420m0$Build-2</meta:generator>
    <dc:date>2017-01-29T20:31:48.456289397</dc:date>
    <meta:editing-duration>PT36M7S</meta:editing-duration>
    <meta:editing-cycles>10</meta:editing-cycles>
    <meta:document-statistic meta:table-count="0" meta:image-count="0" meta:object-count="0" meta:page-count="1" meta:paragraph-count="33" meta:word-count="84" meta:character-count="382" meta:non-whitespace-character-count="360"/>
  </office:meta>
</office:document-meta>
</file>